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it" fo:country="IT" fo:font-style="italic" fo:font-weight="bold" officeooo:rsid="0003d84b" officeooo:paragraph-rsid="0003d84b" style:font-style-asian="italic" style:font-weight-asian="bold" style:font-style-complex="italic" style:font-weight-complex="bold"/>
    </style:style>
    <style:style style:name="P2" style:family="paragraph" style:parent-style-name="Standard">
      <style:text-properties fo:language="it" fo:country="IT" fo:font-style="italic" officeooo:rsid="0003d84b" officeooo:paragraph-rsid="0003d84b" style:font-style-asian="italic" style:font-style-complex="italic"/>
    </style:style>
    <style:style style:name="P3" style:family="paragraph" style:parent-style-name="Standard">
      <style:text-properties fo:language="it" fo:country="IT" fo:font-style="italic" officeooo:rsid="00173a44" officeooo:paragraph-rsid="00173a44" style:font-style-asian="italic" style:font-style-complex="italic"/>
    </style:style>
    <style:style style:name="P4" style:family="paragraph" style:parent-style-name="Standard">
      <style:text-properties fo:language="it" fo:country="IT" officeooo:rsid="0003d84b" officeooo:paragraph-rsid="0003d84b"/>
    </style:style>
    <style:style style:name="P5" style:family="paragraph" style:parent-style-name="Standard">
      <style:text-properties fo:language="it" fo:country="IT" officeooo:rsid="0004d754" officeooo:paragraph-rsid="0004d754"/>
    </style:style>
    <style:style style:name="P6" style:family="paragraph" style:parent-style-name="Standard">
      <style:text-properties fo:language="it" fo:country="IT" officeooo:rsid="00068706" officeooo:paragraph-rsid="00068706"/>
    </style:style>
    <style:style style:name="P7" style:family="paragraph" style:parent-style-name="Standard">
      <style:text-properties fo:language="it" fo:country="IT" officeooo:rsid="0007b383" officeooo:paragraph-rsid="0007b383"/>
    </style:style>
    <style:style style:name="P8" style:family="paragraph" style:parent-style-name="Standard">
      <style:text-properties fo:language="it" fo:country="IT" officeooo:rsid="00085096" officeooo:paragraph-rsid="00085096"/>
    </style:style>
    <style:style style:name="P9" style:family="paragraph" style:parent-style-name="Standard">
      <style:text-properties fo:language="it" fo:country="IT" officeooo:rsid="00085096" officeooo:paragraph-rsid="000aabfd"/>
    </style:style>
    <style:style style:name="P10" style:family="paragraph" style:parent-style-name="Standard">
      <style:text-properties fo:language="it" fo:country="IT" officeooo:rsid="000aabfd" officeooo:paragraph-rsid="000aabfd"/>
    </style:style>
    <style:style style:name="P11" style:family="paragraph" style:parent-style-name="Standard">
      <style:text-properties fo:language="it" fo:country="IT" officeooo:rsid="000c7672" officeooo:paragraph-rsid="000c7672"/>
    </style:style>
    <style:style style:name="T1" style:family="text">
      <style:text-properties officeooo:rsid="0005e871"/>
    </style:style>
    <style:style style:name="T2" style:family="text">
      <style:text-properties officeooo:rsid="00085096"/>
    </style:style>
    <style:style style:name="T3" style:family="text">
      <style:text-properties officeooo:rsid="0008f399"/>
    </style:style>
    <style:style style:name="T4" style:family="text">
      <style:text-properties officeooo:rsid="0008f9e6"/>
    </style:style>
    <style:style style:name="T5" style:family="text">
      <style:text-properties officeooo:rsid="0009b8d7"/>
    </style:style>
    <style:style style:name="T6" style:family="text">
      <style:text-properties officeooo:rsid="000aabfd"/>
    </style:style>
    <style:style style:name="T7" style:family="text">
      <style:text-properties officeooo:rsid="000c7672"/>
    </style:style>
    <style:style style:name="T8" style:family="text">
      <style:text-properties officeooo:rsid="000cded3"/>
    </style:style>
    <style:style style:name="T9" style:family="text">
      <style:text-properties officeooo:rsid="000dbb75"/>
    </style:style>
    <style:style style:name="T10" style:family="text">
      <style:text-properties officeooo:rsid="00119772"/>
    </style:style>
    <style:style style:name="T11" style:family="text">
      <style:text-properties officeooo:rsid="0014bbf4"/>
    </style:style>
    <style:style style:name="T12" style:family="text">
      <style:text-properties officeooo:rsid="00150711"/>
    </style:style>
    <style:style style:name="T13" style:family="text">
      <style:text-properties officeooo:rsid="0015d365"/>
    </style:style>
    <style:style style:name="T14" style:family="text">
      <style:text-properties officeooo:rsid="00179f75"/>
    </style:style>
    <style:style style:name="T15" style:family="text">
      <style:text-properties officeooo:rsid="00197ff9"/>
    </style:style>
    <style:style style:name="T16" style:family="text">
      <style:text-properties officeooo:rsid="001b569d"/>
    </style:style>
    <style:style style:name="T17" style:family="text">
      <style:text-properties officeooo:rsid="001d4e5d"/>
    </style:style>
    <style:style style:name="T18" style:family="text">
      <style:text-properties officeooo:rsid="00201d97"/>
    </style:style>
    <style:style style:name="T19" style:family="text">
      <style:text-properties officeooo:rsid="00203b38"/>
    </style:style>
    <style:style style:name="T20" style:family="text">
      <style:text-properties officeooo:rsid="002379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ZZA CORTOMETRAGGIO ORTOINFESTIVAL – <text:span text:style-name="T7">TITOLO “SEMPLICE SEMPLICE”</text:span></text:p>
      <text:p text:style-name="P4"/>
      <text:p text:style-name="P2">→<text:span text:style-name="T10"> idea di realizzazione tipo silouhette in nero con sfondi tutti colori sgargianti.</text:span></text:p>
      <text:p text:style-name="P3">Stile questo, <text:span text:style-name="T14">nel senso di caricaturare le scene,</text:span> ma semplificando i dettagli e i colori più vividi:</text:p>
      <text:p text:style-name="P3"/>
      <text:p text:style-name="P3"><text:a xlink:type="simple" xlink:href="https://www.youtube.com/watch?v=Nu4GJDNLaEw" text:style-name="Internet_20_link" text:visited-style-name="Visited_20_Internet_20_Link">https://www.youtube.com/watch?v=Nu4GJDNLaEw</text:a></text:p>
      <text:p text:style-name="P3"/>
      <text:p text:style-name="P4"/>
      <text:p text:style-name="P5">Vetrina di negozio. Potrebbe sembrare il negozio di una gioielleria molto chic ma in vetrina sono esposti frutta e verdura, con cartellino dei p<text:span text:style-name="T1">re</text:span>zzi esorbitante e alcune <text:span text:style-name="T5">definizioni</text:span> sparse <text:span text:style-name="T5">sulla</text:span> vetrina o sull'etichetta dei prodotti del tipo “Biologico; Biodinamico; 422Hz; Etico; <text:span text:style-name="T11">No OGM; </text:span>etc..”</text:p>
      <text:p text:style-name="P5"/>
      <text:p text:style-name="P6">Si inquadra di <text:span text:style-name="T5">sbieco</text:span> l'ingresso. Si vede entrare una signora, elegante e ingioiellata con un cagnetto in una borsina, rumore di tacchi. Esce poco dopo con nella borsina del cagnetto la testa di un broccolo che il cagnetto insegue pensando sia la sua coda.</text:p>
      <text:p text:style-name="P6"/>
      <text:p text:style-name="P6">Poco dopo arriva una bici tipo foodora, si parcheggia davanti all'ingresso, sul contenitore posteriore il ciclista <text:span text:style-name="T5">appoggia</text:span> un kebab grondante grasso e salsine. Il ciclista entra nel negozio, ne esce poco dopo con delle cassette di frutta e <text:span text:style-name="T5">verdura.</text:span> Riprende il kebab e riparte.</text:p>
      <text:p text:style-name="P6"/>
      <text:p text:style-name="P6"><text:span text:style-name="T8">Seguendo</text:span> il ciclista <text:span text:style-name="T9">lungo la strada a destra e sinistra si incontrano spiazzali di cemento, parcheggi, case una sull'altra, una coda gigantesca al centro commerciale, poi un'altra, un parco giochi tutto preciso e ordinato.</text:span></text:p>
      <text:p text:style-name="P7">Poi il ciclista devia a destra, <text:span text:style-name="T15">poggia la bici a fianco di</text:span> un portale dove sta scritto “Casa di cura – Malattie cardiovascolari-alimentari-qualcosa del genere”. <text:span text:style-name="T15">Recupera dal contenitore le cassette di frutta e verdura ed entra.</text:span></text:p>
      <text:p text:style-name="P7">Si perde di vista il ciclista, dopo poco dallo stesso portale esce una ragazza singhiozzando, il volto coperto dalle mani. <text:span text:style-name="T16">A passi veloci s</text:span>i dirige verso una fermata del bus sulla strada, arriva il bus, sale sul bus, che richiude le porte e riparte. L'autista del bus sta mangiando una mega-pizza super-unta <text:span text:style-name="T17">e super-bianca</text:span>, <text:span text:style-name="T17">e tutti i passeggeri stanno sgranocchiando qualcosa: patatine fritte, ciambelle fritte, e quant'altro</text:span>.</text:p>
      <text:p text:style-name="P7">Lungo la strada il bus incontra a destra e sinistra campi coltivati fino ad esplodere di mais, con <text:span text:style-name="T5">pop-corn</text:span> scoppiettante, grano, e poi mucche schiacciate una sull'altra così come maiali, galline, con uova che saltano nel cielo, e una piantagione tutta bella e ordinata di alberi, e poi piantagioni di insalate, pomodori, tutte ammucchiate una sull'altra fino a saturare il posto preposto al campo e alla terra.</text:p>
      <text:p text:style-name="P7">Lungo il <text:span text:style-name="T2">suo percorso il bus incrocia un ciclista, gli suona, l'autista urla addosso qualcosa al ciclista, poi lo supera e il bus se ne va.</text:span></text:p>
      <text:p text:style-name="P7"/>
      <text:p text:style-name="P8">Il ciclista “<text:span text:style-name="T19">sportivo” vestito di tutto punto</text:span> resta sulla strada, dopo poco svolta <text:span text:style-name="T12">a destra</text:span> ed entra in un viottol<text:span text:style-name="T12">o</text:span>.</text:p>
      <text:p text:style-name="P8">Lascia la bici per terra, nei pressi di una casa, si avvicina ad un'arnia poco di fronte alla veranda della casa. Sopra l'a<text:span text:style-name="T4">r</text:span>nia c'è un sacchetto di zucchero rovesciato su di un imbuto. Dietro l'arnia un tubo attraversa l'arnia e fa <text:span text:style-name="T5">fuoriuscire</text:span> il miele dirett<text:span text:style-name="T3">a</text:span>mente dentro un barattolo.</text:p>
      <text:p text:style-name="P8">Il ciclista, che nello scendere è rimasto nella stessa postura di quand'era sulla bici, allunga un dito e prende un po' di miele, assaggiandolo <text:span text:style-name="T18">in maniera meccanica, senza gusto</text:span>.</text:p>
      <text:p text:style-name="P8"/>
      <text:p text:style-name="P9">Si avvicina alla veranda, dove su una sedia a dondolo sta una vecchia, <text:span text:style-name="T6">si borbottano a vicenda qualche parola, poi il ciclista </text:span>entra dentro casa.</text:p>
      <text:p text:style-name="P10">La vecchietta si alza, e camminando col bastone con calma si dirige sul fianco della casa.</text:p>
      <text:p text:style-name="P10"/>
      <text:p text:style-name="P11">Lungo il fianco della casa c'è un orticello, tutto pacciamato con il fieno, paglia, e con pomodori, insalate, etc, tutto non troppo ordinato, non troppo vicino, con delle gallinelle che scorrazzano tra un filare e l'altro, <text:span text:style-name="T20">e dei bambini</text:span>.</text:p>
      <text:p text:style-name="P11"><text:soft-page-break/>Dei ragazzi <text:span text:style-name="T20">e dei signori </text:span>con cappelli di paglia seminano, <text:span text:style-name="T13">con gesti placidi, </text:span>sistemano la pacciamatura, raccolgono i frutti, le verdure.</text:p>
      <text:p text:style-name="P11">Sul fondo una tettoia, un'amaca, a fianco dell'amaca altri 2 signori e dei ragazzi che lavorano su qualcosa di imprecisato, o si riposano, leggono un libro, <text:span text:style-name="T13">si muovono senza fretta e paiono senza pensieri.</text:span></text:p>
      <text:p text:style-name="P11">La vecchietta si sistema sull'amaca.</text:p>
      <text:p text:style-name="P11">E si sta un po' così, mentre cala il tramo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ndo Gaeta</meta:initial-creator>
    <meta:creation-date>2018-04-17T10:37:36.120000000</meta:creation-date>
    <dc:date>2018-04-17T16:50:07.687000000</dc:date>
    <dc:creator>Armando Gaeta</dc:creator>
    <meta:editing-duration>PT6H12M10S</meta:editing-duration>
    <meta:editing-cycles>33</meta:editing-cycles>
    <meta:generator>LibreOffice/5.0.0.5$Windows_x86 LibreOffice_project/1b1a90865e348b492231e1c451437d7a15bb262b</meta:generator>
    <meta:document-statistic meta:table-count="0" meta:image-count="0" meta:object-count="0" meta:page-count="2" meta:paragraph-count="22" meta:word-count="645" meta:character-count="4022" meta:non-whitespace-character-count="3397"/>
  </office:meta>
</office:document-meta>
</file>